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39">
        <text:h text:style-name="Heading_20_3" text:outline-level="3">Logging </text:h>
        <text:p text:style-name="Textkörper_20_Einrückung_20_Organon">Für das Loggen Organons. Nur interessant für Entwickler und bei der Fehlersuche im Programm.</text:p>
        <text:p text:style-name="Textkörper_20_Einrückung_20_Organon"/>
        <text:p text:style-name="Textkörper_20_Einrückung_20_Organon">Wird Office über eine Python Konsole gestartet, kann bei Aktivierung der Konsolenausgabe ebendiese aktiviert werden. Zusätzlich können alle Argumente, die beim Aufruf der Methoden und Klassen übergeben werden, angezeigt werden.</text:p>
        <text:p text:style-name="Textkörper_20_Einrückung_20_Organon"/>
        <text:p text:style-name="Textkörper_20_Einrückung_20_Organon">Die Konsolenausgabe kann auch in einer Datei gespeichert werden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4" meta:word-count="54" meta:character-count="392"/>
    <dc:date>2015-05-18T16:03:13.40</dc:date>
    <meta:editing-duration>P0D</meta:editing-duration>
    <meta:editing-cycles>1</meta:editing-cycles>
    <meta:generator>OpenOffice/4.1.1$Win32 OpenOffice.org_project/411m6$Build-9775</meta:generator>
  </office:meta>
</office:document-meta>
</file>